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e3eac" officeooo:paragraph-rsid="001e3eac"/>
    </style:style>
    <style:style style:name="P2" style:family="paragraph" style:parent-style-name="Standard">
      <style:text-properties fo:font-size="12pt" officeooo:rsid="001aabf3" style:font-size-asian="12pt" style:font-size-complex="12pt"/>
    </style:style>
    <style:style style:name="P3" style:family="paragraph" style:parent-style-name="Standard">
      <style:text-properties fo:font-size="12pt" officeooo:rsid="001aabf3" officeooo:paragraph-rsid="001aabf3" style:font-size-asian="12pt" style:font-size-complex="12pt"/>
    </style:style>
    <style:style style:name="P4" style:family="paragraph" style:parent-style-name="Standard">
      <style:text-properties fo:font-size="12pt" officeooo:rsid="001c6a57" officeooo:paragraph-rsid="001c6a57" style:font-size-asian="12pt" style:font-size-complex="12pt"/>
    </style:style>
    <style:style style:name="P5" style:family="paragraph" style:parent-style-name="Standard">
      <style:text-properties fo:font-size="12pt" officeooo:rsid="001d6720" officeooo:paragraph-rsid="001d6720" style:font-size-asian="12pt" style:font-size-complex="12pt"/>
    </style:style>
    <style:style style:name="P6" style:family="paragraph" style:parent-style-name="Standard">
      <style:text-properties fo:font-size="12pt" officeooo:rsid="001e3eac" officeooo:paragraph-rsid="001e3eac" style:font-size-asian="12pt" style:font-size-complex="12pt"/>
    </style:style>
    <style:style style:name="P7" style:family="paragraph" style:parent-style-name="Standard">
      <style:text-properties fo:font-size="12pt" officeooo:rsid="0026495a" officeooo:paragraph-rsid="0026495a" style:font-size-asian="12pt" style:font-size-complex="12pt"/>
    </style:style>
    <style:style style:name="P8" style:family="paragraph" style:parent-style-name="Standard">
      <style:text-properties officeooo:paragraph-rsid="001e3eac"/>
    </style:style>
    <style:style style:name="P9" style:family="paragraph" style:parent-style-name="Text_20_body">
      <style:text-properties officeooo:rsid="0023c834" officeooo:paragraph-rsid="0023c83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e3ea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e3eac" style:font-size-asian="12pt" style:font-size-complex="12pt"/>
    </style:style>
    <style:style style:name="T7" style:family="text">
      <style:text-properties fo:font-size="12pt" officeooo:rsid="0021a1ab" style:font-size-asian="12pt" style:font-size-complex="12pt"/>
    </style:style>
    <style:style style:name="T8" style:family="text">
      <style:text-properties officeooo:rsid="0020a26d"/>
    </style:style>
    <style:style style:name="T9" style:family="text">
      <style:text-properties officeooo:rsid="0021a1ab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1a1ab"/>
    </style:style>
    <style:style style:name="T12" style:family="text">
      <style:text-properties officeooo:rsid="0022fd40"/>
    </style:style>
    <style:style style:name="T13" style:family="text">
      <style:text-properties officeooo:rsid="00236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ZEBO İÇİN <text:span text:style-name="T3">(30.11.21)</text:span></text:p>
      <text:p text:style-name="P2"/>
      <text:p text:style-name="P3">1- roscore </text:p>
      <text:p text:style-name="P3">2- no_sim=1 make px4_sitl_default gazebo </text:p>
      <text:p text:style-name="P3">3-roslaunch mavros px4.launch fcu_url:="udp://:14540@127.0.0.1:14557" </text:p>
      <text:p text:style-name="P3">4-roslaunch gazebo_ros empty_world.launch world_name:=$(pwd)/Tools/sitl_gazebo_worlds_iris.world</text:p>
      <text:p text:style-name="P3"/>
      <text:p text:style-name="P3">NOT: Direkt drone içinde olarak simülasyonu açmak için 2. yi no_sim siz yaz ve 4. yü yapma. </text:p>
      <text:p text:style-name="P3"/>
      <text:p text:style-name="P3">SONRA ayrı bir terminalde </text:p>
      <text:p text:style-name="P3">1. rostopic list</text:p>
      <text:p text:style-name="P3">2. rostopic echo <text:span text:style-name="T2">mavros</text:span><text:span text:style-name="T1">/state → </text:span><text:span text:style-name="T2">durumunu görmek için</text:span></text:p>
      <text:p text:style-name="P4">3. rostopic echo mavros/global_position/local → konum bilgisi almak için</text:p>
      <text:p text:style-name="P5">4. rostopic info mavros/setpoint_position/local</text:p>
      <text:p text:style-name="P5"/>
      <text:p text:style-name="P5">NOT: Eğer ne yazacağını unuttuysan rostopic list yap oradan sana gerekeni seç. </text:p>
      <text:p text:style-name="P6">NOT: Topic tek yönlü, servis iki yönlü. </text:p>
      <text:p text:style-name="P3"/>
      <text:p text:style-name="P6">5. rosservice list → sundukları servisleri görmek için</text:p>
      <text:p text:style-name="P6">- param/get – değerini alma</text:p>
      <text:p text:style-name="P6">- param/set – değerini ayarlama</text:p>
      <text:p text:style-name="P6"/>
      <text:p text:style-name="P6">6. rosservice info mavros/set_mode</text:p>
      <text:p text:style-name="P6"/>
      <text:p text:style-name="P6"/>
      <text:h text:style-name="P1" text:outline-level="1"><text:bookmark text:name="mavros-offboard-control-example"/><text:span text:style-name="T5">MAVROS </text:span><text:span text:style-name="Emphasis"><text:span text:style-name="T5">Offboard</text:span></text:span><text:span text:style-name="T5"> control example</text:span></text:h>
      <text:p text:style-name="P9"><text:span text:style-name="T5">C++ İÇİN </text:span></text:p>
      <text:p text:style-name="P6">- <text:span text:style-name="T8">pose.pose yazacağımızı nerden bilebiliriz → google’a geometry_msgs yaz dökümana bak </text:span><text:a xlink:type="simple" xlink:href="http://wiki.ros.org/geometry_msgs" text:style-name="Internet_20_link" text:visited-style-name="Visited_20_Internet_20_Link"><text:span text:style-name="T8">http://wiki.ros.org/geometry_msgs</text:span></text:a></text:p>
      <text:p text:style-name="P8"><text:span text:style-name="T6">- </text:span><text:span text:style-name="T7">oryantasyon girmek için</text:span></text:p>
      <text:p text:style-name="P6"><text:s text:c="3"/><text:span text:style-name="T9">pose.pose.orientation </text:span></text:p>
      <text:p text:style-name="P6">- <text:span text:style-name="T9">içeriklere bakmak için al ismini yapıştır google’a bak.</text:span></text:p>
      <text:p text:style-name="P6"><text:s text:c="3"/><text:span text:style-name="T9">Mesela </text:span><text:span text:style-name="T11">“</text:span><text:span text:style-name="Source_20_Text"><text:span text:style-name="T10">mavros_msgs::SetMode” </text:span></text:span><text:span text:style-name="Source_20_Text"><text:span text:style-name="T11">a bakmak için google’a yaz</text:span></text:span></text:p>
      <text:p text:style-name="P6"><text:span text:style-name="Source_20_Text"><text:span text:style-name="T11">- OFFBOARD vs. öğrenmek için → mavros flightmodes</text:span></text:span></text:p>
      <text:p text:style-name="P6"><text:span text:style-name="Source_20_Text"><text:span text:style-name="T11"><text:s text:c="3"/>http://wiki.ros.org/mavros/CustomModes</text:span></text:span></text:p>
      <text:p text:style-name="P6"><text:span text:style-name="Source_20_Text"><text:span text:style-name="T11"><text:s text:c="3"/>PX4 → PX4 native flight stack </text:span></text:span></text:p>
      <text:p text:style-name="P6">- <text:span text:style-name="T12">bu example code’u workspace → package → src </text:span><text:span text:style-name="T13">(C++ için) </text:span><text:span text:style-name="T12">→ node ‘a koyduğumuzda ve çalıştırdığımızda simülasyonda drone hareketini görürüz. Simülasyonda ise pose kısmından x y z konumlarını görebiliriz.</text:span></text:p>
      <text:p text:style-name="P6"/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9:54:37.984487107</meta:creation-date>
    <dc:date>2021-11-30T21:18:59.035971660</dc:date>
    <meta:editing-duration>PT53M22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86" meta:character-count="1460" meta:non-whitespace-character-count="1278"/>
  </office:meta>
</office:document-meta>
</file>